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include &lt;iostream&gt;</text:p>
      <text:p text:style-name="Normal">#include &lt;stack&gt;</text:p>
      <text:p text:style-name="Normal">#include &lt;string&gt;</text:p>
      <text:p text:style-name="Normal"/>
      <text:p text:style-name="Normal">Bool isValidSyntax(const std::string&amp; code) {</text:p>
      <text:p text:style-name="Normal"><text:s text:c="4"/>Std::stack&lt;char&gt; stack;</text:p>
      <text:p text:style-name="Normal"><text:s text:c="4"/>Bool ifFlag = false; <text:s/>// To track if an if statement has been encountered</text:p>
      <text:p text:style-name="Normal"/>
      <text:p text:style-name="Normal"><text:s text:c="4"/>For (char c : code) {</text:p>
      <text:p text:style-name="Normal"><text:s text:c="8"/>If (c == ‘(‘) {</text:p>
      <text:p text:style-name="Normal"><text:s text:c="12"/>Stack.push©;</text:p>
      <text:p text:style-name="Normal"><text:s text:c="8"/>} else if (c == ‘)’) {</text:p>
      <text:p text:style-name="Normal"><text:s text:c="12"/>If (stack.empty() || stack.top() != ‘(‘) {</text:p>
      <text:p text:style-name="Normal"><text:s text:c="16"/>Return false;</text:p>
      <text:p text:style-name="Normal"><text:s text:c="12"/>}</text:p>
      <text:p text:style-name="Normal"><text:s text:c="12"/>Stack.pop();</text:p>
      <text:p text:style-name="Normal"><text:s text:c="8"/>} else if (c == ‘{‘) {</text:p>
      <text:p text:style-name="Normal"><text:s text:c="12"/>Stack.push©;</text:p>
      <text:p text:style-name="Normal"><text:s text:c="8"/>} else if (c == ‘}’) {</text:p>
      <text:p text:style-name="Normal"><text:s text:c="12"/>If (stack.empty() || stack.top() != ‘{‘) {</text:p>
      <text:p text:style-name="Normal"><text:s text:c="16"/>Return false;</text:p>
      <text:p text:style-name="Normal"><text:s text:c="12"/>}</text:p>
      <text:p text:style-name="Normal"><text:s text:c="12"/>Stack.pop();</text:p>
      <text:p text:style-name="Normal"><text:s text:c="8"/>} else if (c == ‘I’) {</text:p>
      <text:p text:style-name="Normal"><text:s text:c="12"/>ifFlag = true;</text:p>
      <text:p text:style-name="Normal"><text:s text:c="8"/>} else if (c == ‘e’) {</text:p>
      <text:p text:style-name="Normal"><text:s text:c="12"/>If (ifFlag &amp;&amp; stack.empty()) {</text:p>
      <text:p text:style-name="Normal"><text:s text:c="16"/>// If an if statement has been encountered and there are no open braces</text:p>
      <text:p text:style-name="Normal"><text:s text:c="16"/>ifFlag = false;</text:p>
      <text:p text:style-name="Normal"><text:s text:c="12"/>} else {</text:p>
      <text:p text:style-name="Normal"><text:s text:c="16"/>Return false;</text:p>
      <text:p text:style-name="Normal"><text:s text:c="12"/>}</text:p>
      <text:p text:style-name="Normal"><text:s text:c="8"/>}</text:p>
      <text:p text:style-name="Normal"><text:s text:c="4"/>}</text:p>
      <text:p text:style-name="Normal"/>
      <text:p text:style-name="Normal"><text:s text:c="4"/>Return stack.empty() &amp;&amp; !ifFlag;</text:p>
      <text:p text:style-name="Normal">}</text:p>
      <text:p text:style-name="Normal"/>
      <text:p text:style-name="Normal">Int main() {</text:p>
      <text:p text:style-name="Normal"><text:s text:c="4"/>Std::string code;</text:p>
      <text:p text:style-name="Normal"><text:s text:c="4"/>Std::cout &lt;&lt; “Enter the code to check its syntax: “;</text:p>
      <text:p text:style-name="Normal"><text:s text:c="4"/>Std::getline(std::cin, code);</text:p>
      <text:p text:style-name="Normal"/>
      <text:p text:style-name="Normal"><text:s text:c="4"/>If (isValidSyntax(code)) {</text:p>
      <text:p text:style-name="Normal"><text:s text:c="8"/>Std::cout &lt;&lt; “Syntax is valid.” &lt;&lt; std::endl;</text:p>
      <text:p text:style-name="Normal"><text:s text:c="4"/>} else {</text:p>
      <text:p text:style-name="Normal"><text:s text:c="8"/>Std::cout &lt;&lt; “Syntax is invalid.” &lt;&lt; std::endl;</text:p>
      <text:p text:style-name="Normal"><text:s text:c="4"/>}</text:p>
      <text:p text:style-name="Normal"/>
      <text:p text:style-name="Normal"><text:s text:c="4"/>Return 0;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letter-kerning="false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asu buchingari</meta:initial-creator>
    <dc:creator>vasu buchingari</dc:creator>
    <meta:creation-date>2023-05-08T06:55:00Z</meta:creation-date>
    <dc:date>2023-05-08T06:55:00Z</dc:date>
    <meta:template xlink:href="Normal.dotm" xlink:type="simple"/>
    <meta:editing-cycles>2</meta:editing-cycles>
    <meta:editing-duration>PT60S</meta:editing-duration>
    <meta:document-statistic meta:page-count="1" meta:paragraph-count="2" meta:word-count="198" meta:character-count="1326" meta:row-count="9" meta:non-whitespace-character-count="1130"/>
  </office:meta>
</office:document-meta>
</file>